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5.911cm"/>
    </style:style>
    <style:style style:name="co4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person</text:p>
          </table:table-cell>
          <table:table-cell office:value-type="string">
            <text:p>date</text:p>
          </table:table-cell>
          <table:table-cell office:value-type="string">
            <text:p>what</text:p>
          </table:table-cell>
          <table:table-cell office:value-type="string">
            <text:p>hours</text:p>
          </table:table-cell>
          <table:table-cell office:value-type="string">
            <text:p>context</text:p>
          </table:table-cell>
        </table:table-row>
        <table:table-row table:style-name="ro1">
          <table:table-cell office:value-type="string">
            <text:p>eric</text:p>
          </table:table-cell>
          <table:table-cell table:style-name="ce1" office:value-type="date" office:date-value="2012-01-15">
            <text:p>15-01-12</text:p>
          </table:table-cell>
          <table:table-cell office:value-type="string">
            <text:p>Converting the git repo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table:style-name="ce1" office:value-type="date" office:date-value="2012-01-25">
            <text:p>25-01-12</text:p>
          </table:table-cell>
          <table:table-cell office:value-type="string">
            <text:p>Architecture meet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john</text:p>
          </table:table-cell>
          <table:table-cell table:style-name="ce1" office:value-type="date" office:date-value="2012-01-25">
            <text:p>25-01-12</text:p>
          </table:table-cell>
          <table:table-cell office:value-type="string">
            <text:p>id.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table:style-name="ce1" office:value-type="date" office:date-value="2012-01-27">
            <text:p>27-01-12</text:p>
          </table:table-cell>
          <table:table-cell office:value-type="string">
            <text:p>Making an indexhibit clo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table:style-name="ce1" office:value-type="date" office:date-value="2012-02-02">
            <text:p>02-02-12</text:p>
          </table:table-cell>
          <table:table-cell office:value-type="string">
            <text:p>Start of the git viewer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eric</text:p>
          </table:table-cell>
          <table:table-cell table:style-name="ce1" office:value-type="date" office:date-value="2012-01-30">
            <text:p>30-01-12</text:p>
          </table:table-cell>
          <table:table-cell office:value-type="string">
            <text:p>Temporary front-page restyle</text:p>
          </table:table-cell>
          <table:table-cell office:value-type="float" office:value="4">
            <text:p>4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8])" office:value-type="float" office:value="14">
            <text:p>1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f we want to go for €30/hour we still have</text:p>
          </table:table-cell>
          <table:table-cell table:formula="of:=(1780/30)-[.D19]" office:value-type="float" office:value="45.3333333333333">
            <text:p>45,33</text:p>
          </table:table-cell>
          <table:table-cell office:value-type="string">
            <text:p>hour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8">08-02-2012</text:date>, <text:time>16:1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2-08T14:52:18</meta:creation-date>
    <dc:date>2012-02-08T16:11:19</dc:date>
    <meta:editing-duration>PT00H33M22S</meta:editing-duration>
    <meta:editing-cycles>1</meta:editing-cycles>
    <meta:document-statistic meta:table-count="3" meta:cell-count="33" meta:object-count="0"/>
    <meta:generator>NeoOffice/3.1.2$Unix OpenOffice.org_project/Patch 0</meta:generator>
  </office:meta>
</office:document-meta>
</file>